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d4ea6b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b3cac7"/>
    </style:style>
    <style:style style:name="ce23" style:family="table-cell" style:parent-style-name="Default">
      <style:table-cell-properties fo:background-color="#d4ea6b"/>
      <style:text-properties style:text-underline-style="none"/>
    </style:style>
    <style:style style:name="ce24" style:family="table-cell" style:parent-style-name="Default">
      <style:table-cell-properties fo:background-color="#bbe33d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N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CLASS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INTER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CONT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CC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C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tatic</text:p>
          </table:table-cell>
          <table:table-cell table:style-name="ce19" office:value-type="string" calcext:value-type="string">
            <text:p>Rvoid</text:p>
          </table:table-cell>
          <table:table-cell table:style-name="ce19" office:value-type="string" calcext:value-type="string">
            <text:p>Rmain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Rstring</text:p>
          </table:table-cell>
          <table:table-cell table:style-name="ce19" office:value-type="string" calcext:value-type="string">
            <text:p>CAbre</text:p>
          </table:table-cell>
          <table:table-cell table:style-name="ce19" office:value-type="string" calcext:value-type="string">
            <text:p>CCierra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table:style-name="ce19" office:value-type="string" calcext:value-type="string">
            <text:p>FIN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style-name="ce19" office:value-type="string" calcext:value-type="string">
            <text:p>Pyc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PA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table:style-name="ce19" office:value-type="string" calcext:value-type="string">
            <text:p>PARAMETR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CICLO</text:p>
          </table:table-cell>
          <table:table-cell table:style-name="ce20" office:value-type="string" calcext:value-type="string">
            <text:p>INSTRUCCIONES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retur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INSTRUCCI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CONTROL</text:p>
          </table:table-cell>
          <table:table-cell table:style-name="ce20" office:value-type="string" calcext:value-type="string">
            <text:p>INSTRUCCIONES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reak</text:p>
          </table:table-cell>
          <table:table-cell office:value-type="string" calcext:value-type="string">
            <text:p>INSTRUC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20" office:value-type="string" calcext:value-type="string">
            <text:p>INSTRUCCION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continue </text:p>
          </table:table-cell>
          <table:table-cell office:value-type="string" calcext:value-type="string">
            <text:p>INSTRUC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PRINT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DECLARACION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style-name="ce20"/>
          <table:table-cell table:style-name="ce19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DECLARACION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Rwhile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table:style-name="ce19" office:value-type="string" calcext:value-type="string">
            <text:p>ELSEIF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>
          <table:table-cell table:style-name="ce17"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2"/>
          <table:table-cell table:number-columns-repeated="11"/>
        </table:table-row>
        <table:table-row table:style-name="ro1">
          <table:table-cell table:style-name="ce17"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true</text:p>
          </table:table-cell>
          <table:table-cell table:style-name="ce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style-name="ce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table:style-name="ce19" office:value-type="string" calcext:value-type="string">
            <text:p>EX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style-name="ce19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SMas</text:p>
          </table:table-cell>
          <table:table-cell table:style-name="ce19"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SMenos</text:p>
          </table:table-cell>
          <table:table-cell table:style-name="ce19" office:value-type="string" calcext:value-type="string">
            <text:p>S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>
          <table:table-cell table:style-name="ce17"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IDN</text:p>
          </table:table-cell>
          <table:table-cell table:style-name="ce19"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style-name="ce19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M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s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M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menos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D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SI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table:style-name="ce23" office:value-type="string" calcext:value-type="string">
            <text:p>SIgual</text:p>
          </table:table-cell>
          <table:table-cell table:style-name="ce18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8" office:value-type="string" calcext:value-type="string">
            <text:p>NEXTASIG</text:p>
          </table:table-cell>
          <table:table-cell table:style-name="ce18" office:value-type="string" calcext:value-type="string">
            <text:p>:=</text:p>
          </table:table-cell>
          <table:table-cell table:style-name="ce18" office:value-type="string" calcext:value-type="string">
            <text:p>EXP</text:p>
          </table:table-cell>
          <table:table-cell table:style-name="ce1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NEXTCALL</text:p>
          </table:table-cell>
          <table:table-cell table:style-name="ce17" office:value-type="string" calcext:value-type="string">
            <text:p>PCierra</text:p>
          </table:table-cell>
          <table:table-cell table:style-name="ce17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Identificador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Numero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true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false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Texto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SComa</text:p>
          </table:table-cell>
          <table:table-cell table:style-name="ce17" office:value-type="string" calcext:value-type="string">
            <text:p>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psilon</text:p>
          </table:table-cell>
          <table:table-cell table:style-name="ce17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system</text:p>
          </table:table-cell>
          <table:table-cell table:style-name="ce24" office:value-type="string" calcext:value-type="string">
            <text:p>SPunto</text:p>
          </table:table-cell>
          <table:table-cell table:style-name="ce17" office:value-type="string" calcext:value-type="string">
            <text:p>Rout</text:p>
          </table:table-cell>
          <table:table-cell table:style-name="ce17" office:value-type="string" calcext:value-type="string">
            <text:p>SPunto</text:p>
          </table:table-cell>
          <table:table-cell table:style-name="ce17" office:value-type="string" calcext:value-type="string">
            <text:p>SALI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println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print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Tex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XP</text:p>
          </table:table-cell>
          <table:table-cell table:number-columns-repeated="11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2:25:24.850973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5:12:27.821475742</meta:creation-date>
    <dc:date>2020-10-28T12:57:38.770972836</dc:date>
    <meta:editing-duration>PT5H22M5S</meta:editing-duration>
    <meta:editing-cycles>11</meta:editing-cycles>
    <meta:generator>LibreOffice/6.4.6.2$Linux_X86_64 LibreOffice_project/40$Build-2</meta:generator>
    <meta:document-statistic meta:table-count="2" meta:cell-count="408" meta:object-count="0"/>
  </office:meta>
</office:document-meta>
</file>